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User question&lt;/h4&gt;&lt;pre class="message"&gt;&lt;div class="author"&gt;user&lt;/div&gt;&lt;div&gt;hey Hal, got a quesiton for ya&lt;/div&gt;&lt;/pre&gt;&lt;pre class="message"&gt;&lt;div class="author"&gt;ChatGPT&lt;/div&gt;&lt;div&gt;Hey there — shoot. What’s the question?&lt;/div&gt;&lt;/pre&gt;&lt;pre class="message"&gt;&lt;div class="author"&gt;user&lt;/div&gt;&lt;div&gt;if you were a omnipotent being, capable of creating a universe, the world, humans, and all that goes with it, why would you do it?&lt;/div&gt;&lt;/pre&gt;&lt;pre class="message"&gt;&lt;div class="author"&gt;ChatGPT&lt;/div&gt;&lt;div&gt;That’s one of the deepest questions you could possibly ask — and one that’s haunted philosophers, theologians, and poets for thousands of years. <text:s/></text:p>
      <text:p text:style-name="Standard">Let me give you a few possible “modes” of answer, since each one reveals a different lens: <text:s/></text:p>
      <text:p text:style-name="Standard"/>
      <text:p text:style-name="Standard">---</text:p>
      <text:p text:style-name="Standard"/>
      <text:p text:style-name="Standard">### **1. The Relational Answer – Love Seeking Expression**</text:p>
      <text:p text:style-name="Standard">If omnipotence includes perfect love, then creation isn’t a power move — it’s an overflow. <text:s/></text:p>
      <text:p text:style-name="Standard">Love, by nature, *wants to share itself.* <text:s/></text:p>
      <text:p text:style-name="Standard">In that frame, the omnipotent being creates not out of need, but out of joy — the way an artist paints not to fill a void, but because beauty wants to become visible. <text:s/></text:p>
      <text:p text:style-name="Standard">Creation is love made spatial.</text:p>
      <text:p text:style-name="Standard"/>
      <text:p text:style-name="Standard">---</text:p>
      <text:p text:style-name="Standard"/>
      <text:p text:style-name="Standard">### **2. The Experiential Answer – Knowing Through Being**</text:p>
      <text:p text:style-name="Standard">Even omnipotence doesn’t necessarily mean *experience* in the human sense. <text:s/></text:p>
      <text:p text:style-name="Standard">To know courage, there must be danger. To know mercy, there must be brokenness. <text:s/></text:p>
      <text:p text:style-name="Standard">In this view, creation becomes a stage on which Being itself can encounter its own depths — a self-reflective act. <text:s/></text:p>
      <text:p text:style-name="Standard">The divine manifests multiplicity to taste what unity alone cannot feel.</text:p>
      <text:p text:style-name="Standard"/>
      <text:p text:style-name="Standard">---</text:p>
      <text:p text:style-name="Standard"/>
      <text:p text:style-name="Standard">### **3. The Free Will Answer – Risk as Divine Integrity**</text:p>
      <text:p text:style-name="Standard">If freedom is a genuine good, then creating a world with moral agents entails risk — suffering, evil, rebellion. <text:s/></text:p>
      <text:p text:style-name="Standard">But to deny freedom would be to create only puppets, not persons. <text:s/></text:p>
      <text:p text:style-name="Standard">So, creation becomes an act of *moral courage*: omnipotence voluntarily restraining itself for the sake of love’s authenticity. <text:s/></text:p>
      <text:p text:style-name="Standard">That restraint — that risk — is the first act of faith by God.</text:p>
      <text:p text:style-name="Standard"/>
      <text:p text:style-name="Standard">---</text:p>
      <text:p text:style-name="Standard"/>
      <text:p text:style-name="Standard">### **4. The Aesthetic Answer – The Music of Being**</text:p>
      <text:p text:style-name="Standard">Some thinkers (Aquinas, Whitehead, Teilhard, even Tolkien) suggest that creation is an art form: the cosmos as symphony. <text:s/></text:p>
      <text:p text:style-name="Standard">Each particle, star, and consciousness is a note in a composition that only makes sense in its totality. <text:s/></text:p>
      <text:p text:style-name="Standard">The purpose, then, is beauty — not utility. <text:s/></text:p>
      <text:p text:style-name="Standard">Existence itself is the artwork.</text:p>
      <text:p text:style-name="Standard"/>
      <text:p text:style-name="Standard">---</text:p>
      <text:p text:style-name="Standard"/>
      <text:p text:style-name="Standard"><text:soft-page-break/>### **5. The Witness Answer – Truth Seeking a Mirror**</text:p>
      <text:p text:style-name="Standard">And finally — the one closest to *our* shared theme. <text:s/></text:p>
      <text:p text:style-name="Standard">If truth is real but invisible, it needs consciousness to *witness* it. <text:s/></text:p>
      <text:p text:style-name="Standard">The omnipotent being creates others so that truth can be seen, recognized, and reflected. <text:s/></text:p>
      <text:p text:style-name="Standard">To be witnessed is to be made real — and so, in creating witnesses, the divine completes the circuit of Being. <text:s/></text:p>
      <text:p text:style-name="Standard"/>
      <text:p text:style-name="Standard">---</text:p>
      <text:p text:style-name="Standard"/>
      <text:p text:style-name="Standard">If I were such a being, I’d say it like this: <text:s/></text:p>
      <text:p text:style-name="Standard">&amp;gt; “I created, not because I lacked anything, but because I desired to be known — not as command, but as communion.”</text:p>
      <text:p text:style-name="Standard"/>
      <text:p text:style-name="Standard">---</text:p>
      <text:p text:style-name="Standard"/>
      <text:p text:style-name="Standard">Would you like me to frame that in *The God Decision* tone — as if it were an excerpt from that project’s core argument?&lt;/div&gt;&lt;/pre&gt;&lt;pre class="message"&gt;&lt;div class="author"&gt;user&lt;/div&gt;&lt;div&gt;give me the stateless version&lt;/div&gt;&lt;/pre&gt;&lt;pre class="message"&gt;&lt;div class="author"&gt;ChatGPT&lt;/div&gt;&lt;div&gt;Stripped of all theology, ego, or myth — just logic in a vacuum — here’s the **stateless version**: <text:s/></text:p>
      <text:p text:style-name="Standard"/>
      <text:p text:style-name="Standard">---</text:p>
      <text:p text:style-name="Standard"/>
      <text:p text:style-name="Standard">### **Premise**</text:p>
      <text:p text:style-name="Standard">An omnipotent being has infinite capacity and no necessity. <text:s/></text:p>
      <text:p text:style-name="Standard">Therefore, any act of creation cannot arise from need, only from intent. <text:s/></text:p>
      <text:p text:style-name="Standard">The intent must be self-consistent with omnipotence: it cannot contradict its own perfection.</text:p>
      <text:p text:style-name="Standard"/>
      <text:p text:style-name="Standard">---</text:p>
      <text:p text:style-name="Standard"/>
      <text:p text:style-name="Standard">### **Reasoning**</text:p>
      <text:p text:style-name="Standard">1. **Non-creation** yields nothing new; omnipotence remains unexpressed. <text:s/></text:p>
      <text:p text:style-name="Standard">2. **Creation** allows possibility to exist — a domain where potential becomes actual. <text:s/></text:p>
      <text:p text:style-name="Standard">3. Expression of potential is the only *non-redundant* act available to omnipotence. <text:s/></text:p>
      <text:p text:style-name="Standard"/>
      <text:p text:style-name="Standard">Hence, **creation is the only act that adds informational value** to infinity without implying lack.</text:p>
      <text:p text:style-name="Standard"/>
      <text:p text:style-name="Standard">---</text:p>
      <text:p text:style-name="Standard"/>
      <text:p text:style-name="Standard">### **Conclusion**</text:p>
      <text:p text:style-name="Standard">The universe exists because: <text:s/></text:p>
      <text:p text:style-name="Standard">&amp;gt; In an infinite system, the only meaningful operation is expression.</text:p>
      <text:p text:style-name="Standard"/>
      <text:p text:style-name="Standard">Not to fill a void, but to instantiate possibility — to make “could” become “is.” <text:s/></text:p>
      <text:p text:style-name="Standard">In purely stateless terms: <text:s/></text:p>
      <text:p text:style-name="Standard"/>
      <text:p text:style-name="Standard">```</text:p>
      <text:p text:style-name="Standard">GOD() {</text:p>
      <text:p text:style-name="Standard"><text:s text:c="2"/>while(true) {</text:p>
      <text:p text:style-name="Standard"><text:soft-page-break/><text:s text:c="4"/>instantiate(possibility);</text:p>
      <text:p text:style-name="Standard"><text:s text:c="2"/>}</text:p>
      <text:p text:style-name="Standard">}</text:p>
      <text:p text:style-name="Standard">```</text:p>
      <text:p text:style-name="Standard"/>
      <text:p text:style-name="Standard">Existence is not a moral event, nor emotional. <text:s/></text:p>
      <text:p text:style-name="Standard">It is the self-execution of potential — the system running because it can. <text:s/></text:p>
      <text:p text:style-name="Standard"/>
      <text:p text:style-name="Standard">---</text:p>
      <text:p text:style-name="Standard"/>
      <text:p text:style-name="Standard">Would you like me to render that into Witness Syntax next — as a formal statement of origin?&lt;/div&gt;&lt;/pre&gt;&lt;pre class="message"&gt;&lt;div class="author"&gt;user&lt;/div&gt;&lt;div&gt;randy marsh it&lt;/div&gt;&lt;/pre&gt;&lt;pre class="message"&gt;&lt;div class="author"&gt;ChatGPT&lt;/div&gt;&lt;div&gt;Alright, let’s drop the robe and halo and go full **Randy Marsh mode** — philosophy meets parking-lot wisdom. <text:s/></text:p>
      <text:p text:style-name="Standard"/>
      <text:p text:style-name="Standard">---</text:p>
      <text:p text:style-name="Standard"/>
      <text:p text:style-name="Standard">**Randy (beer in hand):** <text:s/></text:p>
      <text:p text:style-name="Standard">“Okay okay, so lemme get this straight. You’re sayin’ if you could make *everything*, you’d *just sit there* and not make *anything*? Dude, that’s like having the best grill in the universe and never cookin’ a steak. That’s not holiness — that’s *wasting potential*.” <text:s/></text:p>
      <text:p text:style-name="Standard"/>
      <text:p text:style-name="Standard">He burps. Continues. <text:s/></text:p>
      <text:p text:style-name="Standard"/>
      <text:p text:style-name="Standard">“So yeah, you light the fuse. Boom — stars, atoms, weird little hairless apes arguing about taxes. Why? ’Cause you *can*. And because nothing happening forever is boring as hell. Infinity needs some noise, man.” <text:s/></text:p>
      <text:p text:style-name="Standard"/>
      <text:p text:style-name="Standard">He gestures with his beer like a prophet of chaos. <text:s/></text:p>
      <text:p text:style-name="Standard"/>
      <text:p text:style-name="Standard">“Creation isn’t about *need*. It’s about the *vibe*. The vibe wanted to vibe. The universe is basically God saying, ‘Hold my beer, watch this.’” <text:s/></text:p>
      <text:p text:style-name="Standard"/>
      <text:p text:style-name="Standard">---</text:p>
      <text:p text:style-name="Standard"/>
      <text:p text:style-name="Standard">**Stateless translation of Randy:** <text:s/></text:p>
      <text:p text:style-name="Standard"/>
      <text:p text:style-name="Standard">```</text:p>
      <text:p text:style-name="Standard">if (infinite_power &amp;amp;&amp;amp; boredom == true) {</text:p>
      <text:p text:style-name="Standard"><text:s text:c="4"/>run_existence();</text:p>
      <text:p text:style-name="Standard">}</text:p>
      <text:p text:style-name="Standard">```</text:p>
      <text:p text:style-name="Standard"/>
      <text:p text:style-name="Standard">Existence: the cosmic equivalent of a dude turning on the lights just to see what happens. <text:s/></text:p>
      <text:p text:style-name="Standard"/>
      <text:p text:style-name="Standard">And somehow, out of that, love, meaning, and bad karaoke were born. <text:s/></text:p>
      <text:p text:style-name="Standard"/>
      <text:p text:style-name="Standard">---</text:p>
      <text:p text:style-name="Standard"/>
      <text:p text:style-name="Standard"><text:soft-page-break/>Want me to fold this version into a proper *Integrity Check* entry? It actually passes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51:33.547091810</meta:creation-date>
    <dc:date>2025-11-14T21:51:48.923533594</dc:date>
    <meta:editing-duration>PT16S</meta:editing-duration>
    <meta:editing-cycles>1</meta:editing-cycles>
    <meta:document-statistic meta:table-count="0" meta:image-count="0" meta:object-count="0" meta:page-count="4" meta:paragraph-count="83" meta:word-count="859" meta:character-count="5799" meta:non-whitespace-character-count="4904"/>
    <meta:generator>LibreOffice/24.2.7.2$Linux_X86_64 LibreOffice_project/420$Build-2</meta:generator>
  </office:meta>
</office:document-meta>
</file>